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0ae" officeooo:paragraph-rsid="0011e0ae"/>
    </style:style>
    <style:style style:name="P2" style:family="paragraph" style:parent-style-name="Standard">
      <style:text-properties officeooo:rsid="0012f7b4" officeooo:paragraph-rsid="0012f7b4"/>
    </style:style>
    <style:style style:name="P3" style:family="paragraph" style:parent-style-name="Standard">
      <style:text-properties officeooo:rsid="0014d865" officeooo:paragraph-rsid="0014d865"/>
    </style:style>
    <style:style style:name="P4" style:family="paragraph" style:parent-style-name="Standard">
      <style:text-properties officeooo:rsid="001532ea" officeooo:paragraph-rsid="001532ea"/>
    </style:style>
    <style:style style:name="P5" style:family="paragraph" style:parent-style-name="Standard">
      <style:text-properties officeooo:rsid="0016f8a2" officeooo:paragraph-rsid="0016f8a2"/>
    </style:style>
    <style:style style:name="P6" style:family="paragraph" style:parent-style-name="Standard">
      <style:text-properties officeooo:rsid="001884b3" officeooo:paragraph-rsid="001884b3"/>
    </style:style>
    <style:style style:name="P7" style:family="paragraph" style:parent-style-name="Standard">
      <style:text-properties officeooo:rsid="00189d00" officeooo:paragraph-rsid="00189d00"/>
    </style:style>
    <style:style style:name="P8" style:family="paragraph" style:parent-style-name="Standard">
      <style:text-properties officeooo:rsid="00197406" officeooo:paragraph-rsid="00197406"/>
    </style:style>
    <style:style style:name="P9" style:family="paragraph" style:parent-style-name="Standard">
      <style:text-properties officeooo:rsid="001a0826" officeooo:paragraph-rsid="001a0826"/>
    </style:style>
    <style:style style:name="P10" style:family="paragraph" style:parent-style-name="Standard">
      <style:text-properties officeooo:rsid="001a3245" officeooo:paragraph-rsid="001a3245"/>
    </style:style>
    <style:style style:name="P11" style:family="paragraph" style:parent-style-name="Standard">
      <style:text-properties officeooo:rsid="001a3245" officeooo:paragraph-rsid="0023465f"/>
    </style:style>
    <style:style style:name="P12" style:family="paragraph" style:parent-style-name="Standard">
      <style:text-properties officeooo:paragraph-rsid="001eb4d0"/>
    </style:style>
    <style:style style:name="P13" style:family="paragraph" style:parent-style-name="Standard">
      <style:text-properties officeooo:paragraph-rsid="0021db7b"/>
    </style:style>
    <style:style style:name="P14" style:family="paragraph" style:parent-style-name="Standard">
      <style:text-properties officeooo:paragraph-rsid="0023465f"/>
    </style:style>
    <style:style style:name="T1" style:family="text">
      <style:text-properties officeooo:rsid="001a3245"/>
    </style:style>
    <style:style style:name="T2" style:family="text">
      <style:text-properties officeooo:rsid="001a3b4e"/>
    </style:style>
    <style:style style:name="T3" style:family="text">
      <style:text-properties officeooo:rsid="001b940b"/>
    </style:style>
    <style:style style:name="T4" style:family="text">
      <style:text-properties officeooo:rsid="001eb4d0"/>
    </style:style>
    <style:style style:name="T5" style:family="text">
      <style:text-properties fo:color="#56b6c2" loext:opacity="100%" fo:background-color="#282c34" loext:char-shading-value="0"/>
    </style:style>
    <style:style style:name="T6" style:family="text">
      <style:text-properties fo:color="#abb2bf" loext:opacity="100%" fo:background-color="#282c34" loext:char-shading-value="0"/>
    </style:style>
    <style:style style:name="T7" style:family="text">
      <style:text-properties fo:color="#c678dd" loext:opacity="100%" fo:background-color="#282c34" loext:char-shading-value="0"/>
    </style:style>
    <style:style style:name="T8" style:family="text">
      <style:text-properties fo:color="#98c379" loext:opacity="100%" fo:background-color="#282c34" loext:char-shading-value="0"/>
    </style:style>
    <style:style style:name="T9" style:family="text">
      <style:text-properties officeooo:rsid="0021db7b"/>
    </style:style>
    <style:style style:name="T10" style:family="text">
      <style:text-properties fo:color="#d19a66" loext:opacity="100%" fo:background-color="#282c34" loext:char-shading-value="0"/>
    </style:style>
    <style:style style:name="T11" style:family="text">
      <style:text-properties officeooo:rsid="0023465f"/>
    </style:style>
    <style:style style:name="T12" style:family="text">
      <style:text-properties officeooo:rsid="0023f7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 </text:p>
      <text:p text:style-name="P1"/>
      <text:p text:style-name="P1">atribuição, entrada e saída de dados em python </text:p>
      <text:p text:style-name="P2">variáveis: formas de atribuição </text:p>
      <text:p text:style-name="P2"/>
      <text:p text:style-name="P3">sentenças de atribuição </text:p>
      <text:p text:style-name="P4">atribuição simples </text:p>
      <text:p text:style-name="P4"><text:tab/>ex: x = 10 </text:p>
      <text:p text:style-name="P4">atribuição múltipla </text:p>
      <text:p text:style-name="P4"><text:tab/>ex: x, y = 5, 10 </text:p>
      <text:p text:style-name="P4"><text:tab/>quer dizer que x = 5 e y = 10</text:p>
      <text:p text:style-name="P5">operadores de atribuição composta </text:p>
      <text:p text:style-name="P5"><text:tab/>ex: x = 10 </text:p>
      <text:p text:style-name="P5"><text:tab/> <text:s text:c="5"/>x += 10 ou x = x + 10 </text:p>
      <text:p text:style-name="P5"><text:tab/> <text:s text:c="5"/>resultado = 11 </text:p>
      <text:p text:style-name="P6">python não permite o operador unário (++ e --)</text:p>
      <text:p text:style-name="P6"/>
      <text:p text:style-name="P7">programação em python </text:p>
      <text:p text:style-name="P8">a função print() é responsável pela saída de dados (imprimir algo)</text:p>
      <text:p text:style-name="P8"><text:tab/>cada print() pula linha automaticamente para a próxima </text:p>
      <text:p text:style-name="P9">a função input() serve para entrada de dados </text:p>
      <text:p text:style-name="P9"/>
      <text:p text:style-name="P10">função eval()</text:p>
      <text:p text:style-name="P9"><text:tab/><text:span text:style-name="T1">para que o input entenda que a string digita como um int, usa-se esta funtion(podendo ser tmb a function int())</text:span></text:p>
      <text:p text:style-name="P9"><text:tab/><text:span text:style-name="T1">num = eval(input(‘Digite um numero: ’)) ou </text:span></text:p>
      <text:p text:style-name="P9"><text:tab/><text:span text:style-name="T1">num =int(input(‘Digite um numero: ’))</text:span></text:p>
      <text:p text:style-name="P9"/>
      <text:p text:style-name="P10">formatação de dados <text:span text:style-name="T2">de saída</text:span></text:p>
      <text:p text:style-name="P10"><text:span text:style-name="T3"><text:tab/>usa-se a concatenação </text:span></text:p>
      <text:p text:style-name="P12"><text:span text:style-name="T1"><text:tab/></text:span><text:span text:style-name="T4">ex: </text:span><text:span text:style-name="T5">print</text:span><text:span text:style-name="T6">(</text:span><text:span text:style-name="T5">str</text:span><text:span text:style-name="T6">(hora) </text:span><text:span text:style-name="T7">+</text:span><text:span text:style-name="T6"> </text:span><text:span text:style-name="T8">':'</text:span><text:span text:style-name="T6"> </text:span><text:span text:style-name="T7">+</text:span><text:span text:style-name="T6"> </text:span><text:span text:style-name="T5">str</text:span><text:span text:style-name="T6">(minutos) </text:span><text:span text:style-name="T7">+</text:span><text:span text:style-name="T6"> </text:span><text:span text:style-name="T8">':'</text:span><text:span text:style-name="T6"> </text:span><text:span text:style-name="T7">+</text:span><text:span text:style-name="T6"> </text:span><text:span text:style-name="T5">str</text:span><text:span text:style-name="T6">(segundos))</text:span><text:span text:style-name="T4"> </text:span></text:p>
      <text:p text:style-name="P12"/>
      <text:p text:style-name="P12"><text:tab/><text:span text:style-name="T9">ou usando o método format()</text:span></text:p>
      <text:p text:style-name="P13"><text:span text:style-name="T1"><text:tab/></text:span><text:span text:style-name="T9">ex: </text:span><text:span text:style-name="T5">print</text:span><text:span text:style-name="T6">(</text:span><text:span text:style-name="T8">'</text:span><text:span text:style-name="T10">{}</text:span><text:span text:style-name="T8"> : </text:span><text:span text:style-name="T10">{}</text:span><text:span text:style-name="T8"> : </text:span><text:span text:style-name="T10">{}</text:span><text:span text:style-name="T8">'</text:span><text:span text:style-name="T6">.format(hora, minutos, segundos))</text:span></text:p>
      <text:p text:style-name="P13"><text:span text:style-name="T6"/></text:p>
      <text:p text:style-name="P11"><text:tab/><text:span text:style-name="T11">ou então inserindo a variavel direto na chave, colocando f no início</text:span></text:p>
      <text:p text:style-name="P14"><text:span text:style-name="T1"><text:tab/></text:span><text:span text:style-name="T11">ex: </text:span><text:span text:style-name="T5">print</text:span><text:span text:style-name="T6">(</text:span><text:span text:style-name="T7">f</text:span><text:span text:style-name="T8">'</text:span><text:span text:style-name="T10">{</text:span><text:span text:style-name="T6">hora</text:span><text:span text:style-name="T10">}</text:span><text:span text:style-name="T8"> : </text:span><text:span text:style-name="T10">{</text:span><text:span text:style-name="T6">minutos</text:span><text:span text:style-name="T10">}</text:span><text:span text:style-name="T8"> : </text:span><text:span text:style-name="T10">{</text:span><text:span text:style-name="T6">segundos</text:span><text:span text:style-name="T10">}</text:span><text:span text:style-name="T8">'</text:span><text:span text:style-name="T6">)</text:span></text:p>
      <text:p text:style-name="P14"><text:span text:style-name="T1"><text:tab/></text:span></text:p>
      <text:p text:style-name="P10"><text:tab/><text:span text:style-name="T12">para imprimir listas (vetores ou arrays) basta chamar a variável que as contem, e irá imprimir todos </text:span></text:p>
      <text:p text:style-name="P10"><text:tab/></text:p>
      <text:p text:style-name="P10"/>
      <text:p text:style-name="P8"/>
      <text:p text:style-name="P6"/>
      <text:p text:style-name="P6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3:38:41.916000000</meta:creation-date>
    <dc:date>2024-02-06T19:04:30.902000000</dc:date>
    <meta:editing-duration>PT1H8M3S</meta:editing-duration>
    <meta:editing-cycles>2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2" meta:word-count="201" meta:character-count="1171" meta:non-whitespace-character-count="951"/>
  </office:meta>
</office:document-meta>
</file>